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1a45" officeooo:paragraph-rsid="00111a45"/>
    </style:style>
    <style:style style:name="P2" style:family="paragraph" style:parent-style-name="Standard">
      <style:text-properties officeooo:rsid="00111a45" officeooo:paragraph-rsid="00111a45"/>
    </style:style>
    <style:style style:name="P3" style:family="paragraph" style:parent-style-name="Standard">
      <style:text-properties officeooo:rsid="0011fa82" officeooo:paragraph-rsid="0011fa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moria de gestión de los datos para ML Nespra</text:p>
      <text:p text:style-name="P1"/>
      <text:p text:style-name="P1">Aquellos valores de detección aislados y menores a 5 minutos de duración no se considerarán una reunión y por lo tanto no se tendrán en cuenta (cambiamos a 0) a la hora de predecir.</text:p>
      <text:p text:style-name="P1"/>
      <text:p text:style-name="P3">Aquellas detecciones consideradas fuera del horario laboral se eliminan para poder realizar las predicciones con datos lo más limpios posibl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23:00:20.316000000</meta:creation-date>
    <dc:date>2024-05-24T00:28:47.432000000</dc:date>
    <meta:editing-duration>PT7H39M49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3" meta:word-count="63" meta:character-count="369" meta:non-whitespace-character-count="309"/>
  </office:meta>
</office:document-meta>
</file>